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5.4335in"/>
    </style:style>
    <style:style style:name="co3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5083in"/>
    </style:style>
    <style:style style:name="co7" style:family="table-column">
      <style:table-column-properties fo:break-before="auto" style:column-width="1.1917in"/>
    </style:style>
    <style:style style:name="co8" style:family="table-column">
      <style:table-column-properties fo:break-before="auto" style:column-width="2.861in"/>
    </style:style>
    <style:style style:name="co9" style:family="table-column">
      <style:table-column-properties fo:break-before="auto" style:column-width="3.5634in"/>
    </style:style>
    <style:style style:name="co10" style:family="table-column">
      <style:table-column-properties fo:break-before="auto" style:column-width="2.65in"/>
    </style:style>
    <style:style style:name="co14" style:family="table-column">
      <style:table-column-properties fo:break-before="auto" style:column-width="3.4181in"/>
    </style:style>
    <style:style style:name="co15" style:family="table-column">
      <style:table-column-properties fo:break-before="auto" style:column-width="4.5543in"/>
    </style:style>
    <style:style style:name="co16" style:family="table-column">
      <style:table-column-properties fo:break-before="auto" style:column-width="0.7126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2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83ca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cc33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ackground-color="#ff6600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text-position="super"/>
    </style:style>
  </office:automatic-styles>
  <office:body>
    <office:spreadsheet>
      <table:table table:name="feature-lis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7" table:number-rows-spanned="1">
            <text:p>Release Note 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Feature List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MIFE-280</text:p>
          </table:table-cell>
          <table:table-cell table:style-name="ce3" office:value-type="string" calcext:value-type="string">
            <text:p>Split authentication &amp; registration in the authenticator design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70</text:p>
          </table:table-cell>
          <table:table-cell table:style-name="ce3" office:value-type="string" calcext:value-type="string">
            <text:p>IAM - Identity and Attribute Management for Mobile conne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95</text:p>
          </table:table-cell>
          <table:table-cell table:style-name="ce3" office:value-type="string" calcext:value-type="string">
            <text:p>User Consent for Scope Sharing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515</text:p>
          </table:table-cell>
          <table:table-cell table:style-name="ce3" office:value-type="string" calcext:value-type="string">
            <text:p>Workflow approval email notifications for MIFE core produ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76</text:p>
          </table:table-cell>
          <table:table-cell table:style-name="ce3" office:value-type="string" calcext:value-type="string">
            <text:p>Refactor Rate Card to support NB &amp; SB rate cards with multiple currencies</text:p>
          </table:table-cell>
          <table:table-cell table:style-name="Default" table:number-columns-repeated="5"/>
          <table:table-cell table:number-columns-repeated="1017"/>
        </table:table-row>
        <table:table-row table:style-name="ro4" table:number-rows-repeated="10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6" table:number-rows-repeated="2">
          <table:table-cell table:style-name="Default"/>
          <table:table-cell table:style-name="ce6"/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Bug Fixes</text:p>
          </table:table-cell>
          <table:table-cell table:style-name="ce5" table:number-columns-repeated="6"/>
          <table:table-cell table:number-columns-repeated="1017"/>
        </table:table-row>
        <table:table-row table:style-name="ro4" table:number-rows-repeated="655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number-columns-repeated="1018" table:default-cell-style-name="ce13"/>
        <table:table-row table:style-name="ro6">
          <table:table-cell table:style-name="ce16" office:value-type="string" calcext:value-type="string">
            <text:p>Product</text:p>
          </table:table-cell>
          <table:table-cell table:style-name="ce16" office:value-type="string" calcext:value-type="string">
            <text:p>Release Location</text:p>
          </table:table-cell>
          <table:table-cell table:style-name="ce16" office:value-type="string" calcext:value-type="string">
            <text:p>Artifact</text:p>
          </table:table-cell>
          <table:table-cell table:style-name="ce16" office:value-type="string" calcext:value-type="string">
            <text:p>Added to Release Location</text:p>
          </table:table-cell>
          <table:table-cell table:style-name="ce16" office:value-type="string" calcext:value-type="string">
            <text:p>Deployment Path</text:p>
          </table:table-cell>
          <table:table-cell table:style-name="ce16" office:value-type="string" calcext:value-type="string">
            <text:p>Comments</text:p>
          </table:table-cell>
          <table:table-cell table:style-name="ce35" table:number-columns-repeated="1017"/>
          <table:table-cell/>
        </table:table-row>
        <table:table-row table:style-name="ro6">
          <table:table-cell table:style-name="ce16" table:number-columns-repeated="6"/>
          <table:table-cell table:style-name="ce35" table:number-columns-repeated="1017"/>
          <table:table-cell/>
        </table:table-row>
        <table:table-row table:style-name="ro6" table:number-rows-repeated="2">
          <table:table-cell table:style-name="Default"/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17" office:value-type="string" calcext:value-type="string">
            <text:p>wso2am-1.7.0</text:p>
          </table:table-cell>
          <table:table-cell office:value-type="string" calcext:value-type="string">
            <text:p>/wso2am-1.7.0/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18" office:value-type="string" calcext:value-type="string">
            <text:p>/conf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conf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mife-events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axiataMediator_conf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<text:s/>23th June // Wasantha 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dropin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Mediato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9<text:span text:style-name="T1">th</text:span> June // Hiranya Anuradh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Handl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-events-data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rg.axiata.store.hostobject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rg.dialog.custom.hostobject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1<text:span text:style-name="T1">th</text:span> June // Priyanka Roshan Wasantha Priyanka Hirany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-validato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southbound-data-publish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8th June // Priyanka Hiranya Roshan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mnc-resolv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dialog-handl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 office:value-type="string" calcext:value-type="string">
            <text:p>Updated 3<text:span text:style-name="T1">rd</text:span> June // Shashik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jaggeryapp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tore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<text:span text:style-name="T1">th</text:span> June //Anuradha Paraparan Anusha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ublishe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7 May //Anusha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anage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8<text:span text:style-name="T1">th</text:span> June  // Wasantha Priyanka Anuradha Paraparan Anusha Priyanka Hirany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andbox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7 May //Anusha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lib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Dbutils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 office:value-type="string" calcext:value-type="string">
            <text:p>Updated 3<text:span text:style-name="T1">rd</text:span> June // Shashik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neapi-validation-lib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0<text:span text:style-name="T1">th</text:span> May // Hiranya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module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modul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store/modul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dialogbilling/modul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patches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synapse-configs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deployment/server/synapse-configs/default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proxy-services/WorkflowCallbackServic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payment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nd June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smsmessaging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nd June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_AuthorizeAPI_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—ussd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nd June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custom_messag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RequestValidation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location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33" office:value-type="string" calcext:value-type="string">
            <text:p>Updated 5<text:span text:style-name="T1">th</text:span> june // Anuradha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registry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/>
          <table:table-cell table:style-name="Default" office:value-type="string" calcext:value-type="string">
            <text:p>nb-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 office:value-type="string" calcext:value-type="string">
            <text:p>Updated 12th June // Wasantha Rosh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8"/>
          <table:table-cell table:style-name="Default" office:value-type="string" calcext:value-type="string">
            <text:p>sb-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 office:value-type="string" calcext:value-type="string">
            <text:p>Updated 12<text:span text:style-name="T1">th</text:span> June  // Wasantha Roshan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tiers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tiers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3"/>
          <table:table-cell table:style-name="ce27"/>
          <table:table-cell table:style-name="ce32"/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20" office:value-type="string" calcext:value-type="string">
            <text:p>/webapps/</text:p>
          </table:table-cell>
          <table:table-cell table:style-name="Default"/>
          <table:table-cell table:style-name="ce27"/>
          <table:table-cell table:style-name="ce32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Aggregatorblacklist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office:value-type="string" calcext:value-type="string">
            <text:p>Updated 18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mifesandbox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office:value-type="string" calcext:value-type="string">
            <text:p>Updated 27<text:span text:style-name="T1">th</text:span> May //Shashika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locationrest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office:value-type="string" calcext:value-type="string">
            <text:p>Updated 19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WorkFlowComments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table:style-name="ce34" office:value-type="string" calcext:value-type="string">
            <text:p>Could not found artifact from git repo– copied from the previous release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bam-2.4.1</text:p>
          </table:table-cell>
          <table:table-cell office:value-type="string" calcext:value-type="string">
            <text:p>/wso2bam-2.4.1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bam-toolbox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AM_HOME&gt;/repository/deployment/server/tool-box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_Southbound_Analytics.tbox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6th June // Hiranya Rosh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patches/</text:p>
          </table:table-cell>
          <table:table-cell table:style-name="Default"/>
          <table:table-cell table:style-name="ce27"/>
          <table:table-cell office:value-type="string" calcext:value-type="string">
            <text:p>&lt;B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WSO2-CARBON-PATCH-4.2.0-0765.zip</text:p>
          </table:table-cell>
          <table:table-cell table:style-name="ce28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22" office:value-type="string" calcext:value-type="string">
            <text:p>WSO2-CARBON-PATCH-4.2.0-0985.zip</text:p>
          </table:table-cell>
          <table:table-cell table:style-name="ce28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bps-3.2.0</text:p>
          </table:table-cell>
          <table:table-cell office:value-type="string" calcext:value-type="string">
            <text:p>/wso2bps-3.2.0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axis2services/</text:p>
          </table:table-cell>
          <table:table-cell table:style-name="Default" table:number-columns-repeated="2"/>
          <table:table-cell office:value-type="string" calcext:value-type="string">
            <text:p>&lt;BPS_HOME&gt;/repository/deployment/server/axis2servic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ApprovalService-1.0.0.a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3<text:span text:style-name="T1">th</text:span> May // Anuradh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bpel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PS_HOME&gt;/repository/deployment/server/bpe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ApprovalWorkFlowProcess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4<text:span text:style-name="T1">th</text:span> June // Anuradh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ApprovalWorkFlowProcess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4<text:span text:style-name="T1">th</text:span> June // Anuradh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epr/</text:p>
          </table:table-cell>
          <table:table-cell table:style-name="Default"/>
          <table:table-cell table:style-name="ce27"/>
          <table:table-cell office:value-type="string" calcext:value-type="string">
            <text:p>&lt;BPS_HOME&gt;/repository/conf/epr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Callback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CB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Approval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Callback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CB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 table:number-rows-repeated="2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humantasks/</text:p>
          </table:table-cell>
          <table:table-cell table:style-name="Default"/>
          <table:table-cell table:style-name="ce27"/>
          <table:table-cell office:value-type="string" calcext:value-type="string">
            <text:p>&lt;BPS_HOME&gt;/repository/deployment/server/humantask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plicationsApprovalTask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ubscriptionsApprovalTask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lib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PS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Dbutils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 office:value-type="string" calcext:value-type="string">
            <text:p>Updated 3<text:span text:style-name="T1">rd</text:span> June // Shashika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/>
          <table:table-cell table:style-name="ce29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21" office:value-type="string" calcext:value-type="string">
            <text:p>/conf/</text:p>
          </table:table-cell>
          <table:table-cell/>
          <table:table-cell table:style-name="ce29"/>
          <table:table-cell office:value-type="string" calcext:value-type="string">
            <text:p>&lt;BPS_HOME&gt;/repository/conf/</text:p>
          </table:table-cell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xiata-workflow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5<text:span text:style-name="T1">th</text:span> May // Anuradha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is-5.0.0</text:p>
          </table:table-cell>
          <table:table-cell office:value-type="string" calcext:value-type="string">
            <text:p>/wso2is-5.0.0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conf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IS_HOME&gt;/repository/conf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LOA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-connect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7<text:span text:style-name="T1">th</text:span> May // Paraparan Nipuni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operators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25<text:span text:style-name="T1">th</text:span> May // Paraparan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cope-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5<text:span text:style-name="T1">th</text:span> June // Nipuni Nilan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dropin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IS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 office:value-type="string" calcext:value-type="string">
            <text:p>OpenIDTokenBuilder-0.0.1-SNAPSHOT.jar</text:p>
          </table:table-cell>
          <table:table-cell table:style-name="ce28" office:value-type="string" calcext:value-type="string">
            <text:p>yes</text:p>
          </table:table-cell>
          <table:table-cell table:style-name="ce15"/>
          <table:table-cell office:value-type="string" calcext:value-type="string">
            <text:p>Updated  20<text:span text:style-name="T1">th</text:span> May // Nipuni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com.gsma.authenticator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1<text:span text:style-name="T1">th</text:span> June // Tharanga Ashan Parapar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mnc-resolv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 office:value-type="string" calcext:value-type="string">
            <text:p>/jaggeryapps/</text:p>
          </table:table-cell>
          <table:table-cell table:style-name="Default"/>
          <table:table-cell table:style-name="ce27"/>
          <table:table-cell office:value-type="string" calcext:value-type="string">
            <text:p>&lt;IS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orta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23" office:value-type="string" calcext:value-type="string">
            <text:p>dashboard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1<text:span text:style-name="T1">th</text:span> June //Priyanka Anusha, Nipuni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23" office:value-type="string" calcext:value-type="string">
            <text:p>sign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 office:value-type="string" calcext:value-type="string">
            <text:p>/webapps/</text:p>
          </table:table-cell>
          <table:table-cell table:style-name="Default"/>
          <table:table-cell table:style-name="ce27"/>
          <table:table-cell office:value-type="string" calcext:value-type="string">
            <text:p>&lt;IS_HOME&gt;/repository/deployment/server/webapps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uthenticationendpoint.war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11<text:span text:style-name="T1">th</text:span> June // Priyanka Tharang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UserRegistration-1.0-SNAPSHOT.war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27<text:span text:style-name="T1">th</text:span> May //Nipuni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essionUpdater.war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11<text:span text:style-name="T1">th</text:span> June // Tharang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remiuminfo.war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14<text:span text:style-name="T1">th</text:span> May // Nipuni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/>
          <table:table-cell table:style-name="ce29"/>
          <table:table-cell table:number-columns-repeated="1020"/>
        </table:table-row>
        <table:table-row table:style-name="ro6">
          <table:table-cell table:style-name="Default"/>
          <table:table-cell table:style-name="ce19" office:value-type="string" calcext:value-type="string">
            <text:p>/lib/</text:p>
          </table:table-cell>
          <table:table-cell/>
          <table:table-cell table:style-name="ce29"/>
          <table:table-cell office:value-type="string" calcext:value-type="string">
            <text:p>&lt;IS_HOME&gt;/repository/components/lib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user-claim-retriever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5<text:span text:style-name="T1">th</text:span> May // Nipuni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uthendicatorselector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1<text:span text:style-name="T1">th</text:span> June // Tharanga Ashan  Paraparan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27"/>
          <table:table-cell table:number-columns-repeated="1020"/>
        </table:table-row>
        <table:table-row table:style-name="ro5">
          <table:table-cell table:style-name="ce17" office:value-type="string" calcext:value-type="string">
            <text:p>dbscripts</text:p>
          </table:table-cell>
          <table:table-cell office:value-type="string" calcext:value-type="string">
            <text:p>/dbscripts/</text:p>
          </table:table-cell>
          <table:table-cell table:style-name="Default"/>
          <table:table-cell table:style-name="ce27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AM_STATS_DB.sql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11<text:span text:style-name="T1">th</text:span> June // Wasantha Priyanka 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xiata_db.sql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6<text:span text:style-name="T1">th</text:span> June // Anuradha 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nnect_db.sql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fesandbox_db.sql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ce17" office:value-type="string" calcext:value-type="string">
            <text:p>wso2cep-3.1.0</text:p>
          </table:table-cell>
          <table:table-cell office:value-type="string" calcext:value-type="string">
            <text:p>/wso2cep-3.1.0/</text:p>
          </table:table-cell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8"/>
          <table:table-cell table:style-name="Default"/>
          <table:table-cell table:style-name="ce27"/>
          <table:table-cell table:style-name="ce15"/>
          <table:table-cell table:number-columns-repeated="1019"/>
        </table:table-row>
        <table:table-row table:style-name="ro4">
          <table:table-cell table:style-name="Default"/>
          <table:table-cell table:style-name="ce21" office:value-type="string" calcext:value-type="string">
            <text:p>/conf/</text:p>
          </table:table-cell>
          <table:table-cell table:style-name="Default"/>
          <table:table-cell table:style-name="ce30"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stream-definitions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27"/>
          <table:table-cell table:style-name="ce15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dropins/</text:p>
          </table:table-cell>
          <table:table-cell/>
          <table:table-cell table:style-name="ce30"/>
          <table:table-cell table:style-name="Default"/>
          <table:table-cell table:number-columns-repeated="1019"/>
        </table:table-row>
        <table:table-row table:style-name="ro7">
          <table:table-cell table:style-name="Default"/>
          <table:table-cell table:style-name="ce19"/>
          <table:table-cell table:style-name="ce15" office:value-type="string" calcext:value-type="string">
            <text:p>mife-events-extensions-1.0.0.jar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8<text:span text:style-name="T1">th</text:span> May 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eventbuilders/</text:p>
          </table:table-cell>
          <table:table-cell table:style-name="Default"/>
          <table:table-cell table:style-name="ce27"/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SpendLimitDataBuild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/>
          <table:table-cell table:style-name="ce30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executionplans/</text:p>
          </table:table-cell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/>
          <table:table-cell table:style-name="Default" office:value-type="string" calcext:value-type="string">
            <text:p>Application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MSISDN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table:style-name="Default" office:value-type="string" calcext:value-type="string">
            <text:p>Operator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31"/>
          <table:table-cell table:number-columns-repeated="1020"/>
        </table:table-row>
        <table:table-row table:style-name="ro4">
          <table:table-cell table:style-name="Default"/>
          <table:table-cell table:style-name="ce19" office:value-type="string" calcext:value-type="string">
            <text:p>/lib/</text:p>
          </table:table-cell>
          <table:table-cell/>
          <table:table-cell table:style-name="ce29"/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quartz-2.2.1.j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/>
          <table:table-cell table:style-name="ce30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4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urations" table:style-name="ta1">
        <table:table-column table:style-name="co11" table:default-cell-style-name="Default"/>
        <table:table-row table:style-name="ro4">
          <table:table-cell/>
        </table:table-row>
      </table:table>
      <table:table table:name="Patch-list" table:style-name="ta1">
        <table:table-column table:style-name="co12" table:default-cell-style-name="Default"/>
        <table:table-column table:style-name="co11" table:default-cell-style-name="Default"/>
        <table:table-column table:style-name="co13" table:default-cell-style-name="ce3"/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IS (wso2is-5.0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style-name="ce25"/>
          <table:table-cell table:style-name="ce26"/>
          <table:table-cell office:value-type="string" calcext:value-type="string">
            <text:p>WSO2-CARBON--4.2.0-0530</text:p>
          </table:table-cell>
        </table:table-row>
        <table:table-row table:style-name="ro4">
          <table:table-cell table:style-name="ce25"/>
          <table:table-cell table:style-name="ce26"/>
          <table:table-cell office:value-type="string" calcext:value-type="string">
            <text:p>WSO2-CARBON--4.2.0-058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4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7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6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0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27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313</text:p>
          </table:table-cell>
        </table:table-row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APIM (wso2am-1.7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35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7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92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5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1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8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9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8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BAM (wso2bam-2.4.1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4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985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BPS (wso2bps-3.2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CEP (wso2cep-3.1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31:02.031145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8:03:33.279559832</meta:creation-date>
    <meta:generator>LibreOffice/4.2.3.3$Linux_X86_64 LibreOffice_project/420m0$Build-3</meta:generator>
    <dc:date>2015-06-23T15:32:08.521488361</dc:date>
    <meta:editing-duration>P24DT5H20M53S</meta:editing-duration>
    <meta:editing-cycles>157</meta:editing-cycles>
    <meta:document-statistic meta:table-count="4" meta:cell-count="333" meta:object-count="0"/>
    <meta:user-defined meta:name=""/>
  </office:meta>
</office:document-meta>
</file>